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0.5">
            <text:p text:style-name="P7">0,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Påbörjad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/>
          </table:table-cell>
          <table:table-cell table:style-name="Tabell6.B2">
            <text:p text:style-name="P7"/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</text:p>
          </table:table-cell>
          <table:table-cell table:style-name="Tabell6.A2" office:value-type="string">
            <text:p text:style-name="P8">Verklig: </text:p>
          </table:table-cell>
          <table:table-cell table:style-name="Tabell6.D2" office:value-type="string">
            <text:p text:style-name="P8">149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<text:soft-page-break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ext:soft-page-break/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<text:soft-page-break/>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23T13:15:34</dc:date>
    <meta:editing-duration>P27DT4H9M1S</meta:editing-duration>
    <meta:editing-cycles>209</meta:editing-cycles>
    <meta:generator>OpenOffice/4.1.0$Unix OpenOffice.org_project/410m18$Build-9764</meta:generator>
    <meta:document-statistic meta:table-count="6" meta:image-count="0" meta:object-count="0" meta:page-count="4" meta:paragraph-count="339" meta:word-count="773" meta:character-count="4259"/>
  </office:meta>
</office:document-meta>
</file>